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4mm"/>
    </style:style>
    <style:style style:name="co2" style:family="table-column">
      <style:table-column-properties fo:break-before="auto" style:column-width="6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74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84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Create</text:p>
          </table:table-cell>
          <table:covered-table-cell/>
          <table:table-cell table:style-name="ce1" office:value-type="string" calcext:value-type="string" table:number-columns-spanned="2" table:number-rows-spanned="1">
            <text:p>Index</text:p>
          </table:table-cell>
          <table:covered-table-cell/>
          <table:table-cell table:style-name="ce1" office:value-type="string" calcext:value-type="string" table:number-columns-spanned="2" table:number-rows-spanned="1">
            <text:p>Read</text:p>
          </table:table-cell>
          <table:covered-table-cell/>
          <table:table-cell table:style-name="ce1" office:value-type="string" calcext:value-type="string" table:number-columns-spanned="2" table:number-rows-spanned="1">
            <text:p>Update</text:p>
          </table:table-cell>
          <table:covered-table-cell/>
          <table:table-cell table:style-name="ce1" office:value-type="string" calcext:value-type="string" table:number-columns-spanned="2" table:number-rows-spanned="1">
            <text:p>Delete</text:p>
          </table:table-cell>
          <table:covered-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User: Client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 table:style-name="ce5"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 table:style-name="ce5"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 table:style-name="ce5"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 table:style-name="ce5"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5">
            <text:p>User: Solicitor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 table:style-name="ce5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User: Mediator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 table:style-name="ce5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Case: Case Info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Index of relevant cases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Case: SplitSummary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Users can only edit the split summary they authored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Index of relevant splits onl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Case: Financial Summary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dex of relevant financial summary drafts onl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Case: Children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Case: MoU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Finance: Finance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Clients can only edit their own financial info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Finance: AssetClass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5">
            <text:p>Finance: Attachments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covered-table-cell/>
          <table:table-cell table:number-columns-repeated="13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23:31.800723446</meta:creation-date>
    <dc:date>2018-02-27T20:33:55.845439368</dc:date>
    <meta:editing-duration>PT1H9M33S</meta:editing-duration>
    <meta:editing-cycles>3</meta:editing-cycles>
    <meta:generator>LibreOffice/5.4.2.2$MacOSX_X86_64 LibreOffice_project/22b09f6418e8c2d508a9eaf86b2399209b0990f4</meta:generator>
    <meta:document-statistic meta:table-count="1" meta:cell-count="70" meta:object-count="0"/>
  </office:meta>
</office:document-meta>
</file>